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74adf"/>
    </style:style>
    <style:style style:name="P2" style:family="paragraph" style:parent-style-name="Standard">
      <style:text-properties officeooo:rsid="00174adf" officeooo:paragraph-rsid="00174adf"/>
    </style:style>
    <style:style style:name="P3" style:family="paragraph" style:parent-style-name="Standard">
      <style:paragraph-properties fo:text-align="center" style:justify-single-word="false"/>
      <style:text-properties fo:font-weight="bold" officeooo:rsid="0017f787" officeooo:paragraph-rsid="0017f787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GESTÃO DE TEMPO</text:p>
      <text:p text:style-name="P3"/>
      <text:p text:style-name="Standard"/>
      <text:p text:style-name="Standard"/>
      <text:p text:style-name="Standard">ATIVIDADES NÍVEL A - Alto Impacto </text:p>
      <text:p text:style-name="Standard"/>
      <text:p text:style-name="P2">Curso Computação, Família</text:p>
      <text:p text:style-name="Standard"/>
      <text:p text:style-name="Standard"/>
      <text:p text:style-name="P1">ATIVIDADES NÍVEL B - Médio Impacto</text:p>
      <text:p text:style-name="P1"/>
      <text:p text:style-name="P2">Inglês, atividades domésticas</text:p>
      <text:p text:style-name="P1"/>
      <text:p text:style-name="P1"/>
      <text:p text:style-name="P1">ATIVIDADES NÍVEL C - Baixo Impacto</text:p>
      <text:p text:style-name="P1"/>
      <text:p text:style-name="P2">Já atuar no trader esportivo sem estudar o que devo primeiro</text:p>
      <text:p text:style-name="P1"/>
      <text:p text:style-name="P1"/>
      <text:p text:style-name="P1">ATIVIDADES NÍVEL D – Delegáveis</text:p>
      <text:p text:style-name="P1"/>
      <text:p text:style-name="P2">Atividades em grupo da facu. Delegar a parte de meus colegas e não levá-los nas costas gastando um tempo que eles que deveriam gastar com isso enquanto eu podia estar gastando com outra coisa</text:p>
      <text:p text:style-name="P1"/>
      <text:p text:style-name="P1">ATIVIDADES NÍVEL E – Elimináveis</text:p>
      <text:p text:style-name="P1"/>
      <text:p text:style-name="P2">Acordar tard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8T22:13:41.208110091</meta:creation-date>
    <dc:date>2019-09-28T22:19:05.284140211</dc:date>
    <meta:editing-duration>PT5M25S</meta:editing-duration>
    <meta:editing-cycles>2</meta:editing-cycles>
    <meta:generator>LibreOffice/6.0.7.3$Linux_x86 LibreOffice_project/00m0$Build-3</meta:generator>
    <meta:document-statistic meta:table-count="0" meta:image-count="0" meta:object-count="0" meta:page-count="1" meta:paragraph-count="11" meta:word-count="82" meta:character-count="498" meta:non-whitespace-character-count="424"/>
  </office:meta>
</office:document-meta>
</file>